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8ae36"/>
    </style:style>
    <style:style style:name="T1" style:family="text">
      <style:text-properties officeooo:rsid="0018a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Dat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ScegliCategoria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per scegliere la categoria da selezionare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GestioneDatiControl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3" office:value-type="string">
            <text:p text:style-name="Table_20_Contents"><text:text-input text:description="">Control che si occupa della gestione de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ScegliStat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scegliere lo stato da selezionare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VisualizzaIscrittiPerServizioButton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Pulsante che permette di selezionare gli utenti che usufruiscono di un certo servizio</text:text-input></text:p>
          </table:table-cell>
        </table:table-row>
        <table:table-row>
          <table:table-cell table:style-name="Tabella1.A6" office:value-type="string">
            <text:p text:style-name="P1"><text:span text:style-name="T1">Utente sistema</text:span></text:p>
          </table:table-cell>
          <table:table-cell table:style-name="Tabella1.B6" office:value-type="string">
            <text:p text:style-name="P1"><text:span text:style-name="T1">Entity</text:span></text:p>
          </table:table-cell>
          <table:table-cell table:style-name="Tabella1.C6" office:value-type="string">
            <text:p text:style-name="P1"><text:span text:style-name="T1">Utende del sistema</text:span></text:p>
          </table:table-cell>
        </table:table-row>
        <table:table-row>
          <table:table-cell table:style-name="Tabella1.A7" office:value-type="string">
            <text:p text:style-name="P1"><text:span text:style-name="T1">Personale Amministrativo</text:span></text:p>
          </table:table-cell>
          <table:table-cell table:style-name="Tabella1.B7" office:value-type="string">
            <text:p text:style-name="P1"><text:span text:style-name="T1">Entity</text:span></text:p>
          </table:table-cell>
          <table:table-cell table:style-name="Tabella1.C7" office:value-type="string">
            <text:p text:style-name="P1"><text:span text:style-name="T1">Personale amministrativo dell'asil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1:46:58.94</meta:creation-date>
    <meta:editing-duration>P0D</meta:editing-duration>
    <meta:editing-cycles>3</meta:editing-cycles>
    <meta:generator>LibreOffice/3.6$Windows_x86 LibreOffice_project/da8c1e6-fd468f4-454e206-f42a4a9-143cfd</meta:generator>
    <dc:date>2012-10-30T17:13:49.92</dc:date>
    <meta:document-statistic meta:table-count="1" meta:image-count="0" meta:object-count="0" meta:page-count="1" meta:paragraph-count="22" meta:word-count="61" meta:character-count="495" meta:non-whitespace-character-count="45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